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>
      <style:table-cell-properties fo:background-color="#33cc66"/>
    </style:style>
    <style:style style:name="ce4" style:family="table-cell" style:parent-style-name="Default">
      <style:table-cell-properties fo:background-color="#3deb3d"/>
    </style:style>
    <style:style style:name="ce5" style:family="table-cell" style:parent-style-name="Default">
      <style:table-cell-properties fo:background-color="#23ff23"/>
    </style:style>
    <style:style style:name="ce6" style:family="table-cell" style:parent-style-name="Default">
      <style:table-cell-properties fo:background-color="#00dcff"/>
    </style:style>
    <style:style style:name="ce7" style:family="table-cell" style:parent-style-name="Default">
      <style:table-cell-properties fo:background-color="#99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entences</text:p>
          </table:table-cell>
          <table:table-cell table:style-name="ce1" office:value-type="string" calcext:value-type="string">
            <text:p>Annotator1</text:p>
          </table:table-cell>
          <table:table-cell table:style-name="ce1" table:number-columns-repeated="3"/>
          <table:table-cell table:style-name="ce6" office:value-type="string" calcext:value-type="string">
            <text:p>Annotator2</text:p>
          </table:table-cell>
          <table:table-cell table:style-name="ce6" table:number-columns-repeated="3"/>
          <table:table-cell table:style-name="ce7" office:value-type="string" calcext:value-type="string">
            <text:p>Annotator3</text:p>
          </table:table-cell>
          <table:table-cell table:style-name="ce7" table:number-columns-repeated="3"/>
        </table:table-row>
        <table:table-row table:style-name="ro1">
          <table:table-cell/>
          <table:table-cell table:style-name="ce2" office:value-type="string" calcext:value-type="string">
            <text:p>Qa</text:p>
          </table:table-cell>
          <table:table-cell table:style-name="ce3" office:value-type="string" calcext:value-type="string">
            <text:p>Qb</text:p>
          </table:table-cell>
          <table:table-cell table:style-name="ce4" office:value-type="string" calcext:value-type="string">
            <text:p>Qc</text:p>
          </table:table-cell>
          <table:table-cell table:style-name="ce5" office:value-type="string" calcext:value-type="string">
            <text:p>Qd</text:p>
          </table:table-cell>
          <table:table-cell table:style-name="ce2" office:value-type="string" calcext:value-type="string">
            <text:p>Qa</text:p>
          </table:table-cell>
          <table:table-cell table:style-name="ce3" office:value-type="string" calcext:value-type="string">
            <text:p>Qb</text:p>
          </table:table-cell>
          <table:table-cell table:style-name="ce4" office:value-type="string" calcext:value-type="string">
            <text:p>Qc</text:p>
          </table:table-cell>
          <table:table-cell table:style-name="ce5" office:value-type="string" calcext:value-type="string">
            <text:p>Qd</text:p>
          </table:table-cell>
          <table:table-cell table:style-name="ce2" office:value-type="string" calcext:value-type="string">
            <text:p>Qa</text:p>
          </table:table-cell>
          <table:table-cell table:style-name="ce3" office:value-type="string" calcext:value-type="string">
            <text:p>Qb</text:p>
          </table:table-cell>
          <table:table-cell table:style-name="ce4" office:value-type="string" calcext:value-type="string">
            <text:p>Qc</text:p>
          </table:table-cell>
          <table:table-cell table:style-name="ce5" office:value-type="string" calcext:value-type="string">
            <text:p>Q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3:.B72])/70" office:value-type="float" office:value="4.7" calcext:value-type="float">
            <text:p>4.7</text:p>
          </table:table-cell>
          <table:table-cell table:formula="of:=SUM([.C3:.C72])/70" office:value-type="float" office:value="4.91428571428571" calcext:value-type="float">
            <text:p>4.91428571428571</text:p>
          </table:table-cell>
          <table:table-cell table:formula="of:=SUM([.D3:.D72])/70" office:value-type="float" office:value="1" calcext:value-type="float">
            <text:p>1</text:p>
          </table:table-cell>
          <table:table-cell table:formula="of:=SUM([.E3:.E72])/70" office:value-type="float" office:value="1.04285714285714" calcext:value-type="float">
            <text:p>1.04285714285714</text:p>
          </table:table-cell>
          <table:table-cell table:formula="of:=SUM([.F3:.F72])/70" office:value-type="float" office:value="4.32857142857143" calcext:value-type="float">
            <text:p>4.32857142857143</text:p>
          </table:table-cell>
          <table:table-cell table:formula="of:=SUM([.G3:.G72])/70" office:value-type="float" office:value="4.64285714285714" calcext:value-type="float">
            <text:p>4.64285714285714</text:p>
          </table:table-cell>
          <table:table-cell table:formula="of:=SUM([.H3:.H72])/70" office:value-type="float" office:value="0.114285714285714" calcext:value-type="float">
            <text:p>0.114285714285714</text:p>
          </table:table-cell>
          <table:table-cell table:formula="of:=SUM([.I3:.I72])/70" office:value-type="float" office:value="0.128571428571429" calcext:value-type="float">
            <text:p>0.128571428571429</text:p>
          </table:table-cell>
          <table:table-cell table:formula="of:=SUM([.J3:.J72])/70" office:value-type="float" office:value="3.84285714285714" calcext:value-type="float">
            <text:p>3.84285714285714</text:p>
          </table:table-cell>
          <table:table-cell table:formula="of:=SUM([.K3:.K72])/70" office:value-type="float" office:value="4.25714285714286" calcext:value-type="float">
            <text:p>4.25714285714286</text:p>
          </table:table-cell>
          <table:table-cell table:formula="of:=SUM([.L3:.L72])/70" office:value-type="float" office:value="-0.414285714285714" calcext:value-type="float">
            <text:p>-0.414285714285714</text:p>
          </table:table-cell>
          <table:table-cell table:formula="of:=SUM([.M3:.M72])/70" office:value-type="float" office:value="-0.385714285714286" calcext:value-type="float">
            <text:p>-0.38571428571428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([.B73]+[.F73]+[.J73])/3" office:value-type="float" office:value="4.29047619047619" calcext:value-type="float">
            <text:p>4.29047619047619</text:p>
          </table:table-cell>
          <table:table-cell table:formula="of:=([.C73]+[.G73]+[.K73])/3" office:value-type="float" office:value="4.6047619047619" calcext:value-type="float">
            <text:p>4.6047619047619</text:p>
          </table:table-cell>
          <table:table-cell table:formula="of:=([.D73]+[.H73]+[.L73])/3" office:value-type="float" office:value="0.233333333333333" calcext:value-type="float">
            <text:p>0.233333333333333</text:p>
          </table:table-cell>
          <table:table-cell table:formula="of:=([.E73]+[.I73]+[.M73])/3" office:value-type="float" office:value="0.261904761904762" calcext:value-type="float">
            <text:p>0.26190476190476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3:27:39.779924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4:19:42.248326363</meta:creation-date>
    <meta:generator>LibreOffice/6.1.0.3$Linux_X86_64 LibreOffice_project/10$Build-3</meta:generator>
    <dc:date>2019-03-14T13:29:00.133389939</dc:date>
    <meta:editing-duration>PT3H7M39S</meta:editing-duration>
    <meta:editing-cycles>25</meta:editing-cycles>
    <meta:document-statistic meta:table-count="1" meta:cell-count="947" meta:object-count="0"/>
  </office:meta>
</office:document-meta>
</file>